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903in" table:align="center" style:may-break-between-rows="false" style:writing-mode="lr-tb"/>
    </style:style>
    <style:style style:name="Таблица2.A" style:family="table-column">
      <style:table-column-properties style:column-width="0.8688in"/>
    </style:style>
    <style:style style:name="Таблица2.B" style:family="table-column">
      <style:table-column-properties style:column-width="0.8257in"/>
    </style:style>
    <style:style style:name="Таблица2.C" style:family="table-column">
      <style:table-column-properties style:column-width="0.8368in"/>
    </style:style>
    <style:style style:name="Таблица2.D" style:family="table-column">
      <style:table-column-properties style:column-width="0.8264in"/>
    </style:style>
    <style:style style:name="Таблица2.E" style:family="table-column">
      <style:table-column-properties style:column-width="0.8361in"/>
    </style:style>
    <style:style style:name="Таблица2.H" style:family="table-column">
      <style:table-column-properties style:column-width="0.834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="0.0382in" fo:border-left="none" fo:border-right="none" fo:border-top="none" fo:border-bottom="0.0007in solid #000000"/>
    </style:style>
    <style:style style:name="Таблица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Таблица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Таблица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Таблица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Таблица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Таблица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2.7" style:family="table-row">
      <style:table-row-properties style:min-row-height="0.1771in" style:keep-together="false" fo:keep-together="always" style:use-optimal-row-height="false"/>
    </style:style>
    <style:style style:name="Таблица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Таблица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use-window-font-color="true" fo:font-weight="normal" style:font-weight-asian="normal" style:font-weight-complex="normal"/>
    </style:style>
    <style:style style:name="P16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.0402in" fo:margin-bottom="0in" fo:text-align="center" style:justify-single-word="false"/>
      <style:text-properties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3" style:family="paragraph" style:parent-style-name="Text_20_body">
      <style:paragraph-properties fo:line-height="100%" fo:text-align="justify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3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5" style:family="paragraph" style:parent-style-name="Standard">
      <style:text-properties style:font-name="Arial" fo:font-size="5pt" style:font-size-asian="5pt" style:font-name-complex="Arial" style:font-size-complex="5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fo:font-weight="normal" style:font-weight-asian="normal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5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6" style:family="text">
      <style:text-properties style:font-name="Arial" fo:font-size="10pt" style:text-underline-style="none" style:font-size-asian="10pt" style:font-name-complex="Arial" style:font-size-complex="10pt"/>
    </style:style>
    <style:style style:name="T17" style:family="text">
      <style:text-properties style:font-name="Arial" fo:font-weight="normal" style:font-weight-asian="normal"/>
    </style:style>
    <style:style style:name="T18" style:family="text">
      <style:text-properties style:font-name="Arial" fo:font-size="9pt" style:font-size-asian="9pt" style:font-size-complex="9pt"/>
    </style:style>
    <style:style style:name="T19" style:family="text">
      <style:text-properties style:font-name="Arial" fo:font-size="9pt" fo:language="en" fo:country="US" style:font-size-asian="9pt" style:font-size-complex="9pt"/>
    </style:style>
    <style:style style:name="T20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21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text-underline-style="none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/>
    </style:style>
    <style:style style:name="T30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1" style:family="text">
      <style:text-properties style:use-window-font-color="true" style:text-position="0% 100%" fo:font-size="9pt" fo:language="en" fo:country="US" style:text-underline-style="none" style:font-size-asian="9pt" style:font-size-complex="9pt"/>
    </style:style>
    <style:style style:name="T32" style:family="text">
      <style:text-properties style:use-window-font-color="true" fo:language="en" fo:country="US" style:text-underline-style="none"/>
    </style:style>
    <style:style style:name="T33" style:family="text">
      <style:text-properties style:use-window-font-color="true" fo:font-size="9pt" fo:language="en" fo:country="US" style:text-underline-style="none" style:font-size-asian="9pt" style:font-size-complex="9pt"/>
    </style:style>
    <style:style style:name="T34" style:family="text">
      <style:text-properties style:use-window-font-color="true" fo:font-size="9pt" fo:language="ru" fo:country="RU" style:text-underline-style="none" style:font-size-asian="9pt" style:font-size-complex="9pt"/>
    </style:style>
    <style:style style:name="T35" style:family="text">
      <style:text-properties style:use-window-font-color="true" fo:language="ru" fo:country="RU" style:text-underline-style="none"/>
    </style:style>
    <style:style style:name="T36" style:family="text">
      <style:text-properties style:use-window-font-color="true" style:text-position="super 65%" fo:font-size="9pt" fo:language="en" fo:country="US" style:text-underline-style="none" style:font-size-asian="9pt" style:font-size-complex="9pt"/>
    </style:style>
    <style:style style:name="T37" style:family="text">
      <style:text-properties style:text-position="super 65%" style:font-name="Arial" fo:font-size="9pt" style:font-size-asian="9pt" style:font-size-complex="9pt"/>
    </style:style>
    <style:style style:name="T38" style:family="text">
      <style:text-properties style:text-position="super 65%" style:font-name="Arial" fo:font-size="9pt" fo:language="en" fo:country="US" style:font-size-asian="9pt" style:font-size-complex="9pt"/>
    </style:style>
    <style:style style:name="T39" style:family="text">
      <style:text-properties style:text-position="super 65%" style:font-name="Arial" fo:font-size="9pt" fo:language="en" fo:country="US" style:text-underline-style="none" style:font-size-asian="9pt" style:font-name-complex="Arial" style:font-size-complex="9pt"/>
    </style:style>
    <style:style style:name="T40" style:family="text">
      <style:text-properties style:text-position="sub 65%" style:font-name="Arial" fo:font-size="9pt" fo:language="en" fo:country="US" style:font-size-asian="9pt" style:font-size-complex="9pt"/>
    </style:style>
    <style:style style:name="T41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2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43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ПРОВЕРКИ</text:p>
      <text:p text:style-name="P5"/>
      <text:p text:style-name="P12"><text:span text:style-name="T14">Измеритель-сигнализатор СРК-АТ2327</text:span><text:span text:style-name="T5"><text:tab/></text:span><text:span text:style-name="T8">Дата проверки: </text:span><text:span text:style-name="T10">$date </text:span><text:span text:style-name="T8">г.</text:span></text:p>
      <text:p text:style-name="P6"/>
      <text:p text:style-name="P6"><text:span text:style-name="T27">Тип:</text:span><text:span text:style-name="T26"> </text:span><text:span text:style-name="Основной_20_шрифт_20_абзаца"><text:span text:style-name="T26">$type</text:span></text:span><text:span text:style-name="Основной_20_шрифт_20_абзаца"><text:span text:style-name="T27"> $container</text:span></text:span></text:p>
      <text:p text:style-name="P7"/>
      <text:p text:style-name="P6"><text:span text:style-name="T27">з/н: </text:span><text:span text:style-name="T26">$srk_serial</text:span><text:span text:style-name="T29"><text:tab/></text:span></text:p>
      <text:p text:style-name="P11"/>
      <text:p text:style-name="P15"><text:span text:style-name="T9">Чувствительность к гамма-излучению </text:span><text:span text:style-name="T42">137</text:span><text:span text:style-name="T9">CS типа ОСГИ-3:</text:span><text:span text:style-name="T7"><text:tab/>(</text:span><text:span text:style-name="T12">$delt </text:span><text:span text:style-name="T20">±</text:span><text:span text:style-name="T12"> </text:span><text:span text:style-name="T21">$pog_delt)</text:span><text:span text:style-name="T20"> </text:span><text:span text:style-name="T15">имп</text:span><text:span text:style-name="Основной_20_шрифт_20_абзаца"><text:span text:style-name="T20">·с</text:span></text:span><text:span text:style-name="Основной_20_шрифт_20_абзаца"><text:span text:style-name="T39">-1</text:span></text:span><text:span text:style-name="Основной_20_шрифт_20_абзаца"><text:span text:style-name="T43">/</text:span></text:span><text:span text:style-name="T21">кБк</text:span><text:span text:style-name="T16">;</text:span></text:p>
      <text:p text:style-name="P13"/>
      <text:p text:style-name="P35"/>
      <text:p text:style-name="P4">Условия эксплуатации:</text:p>
      <text:p text:style-name="P28"><text:span text:style-name="T11">- <text:s/></text:span><text:span text:style-name="T6">Температура окружающего воздуха<text:tab/><text:tab/><text:tab/>+</text:span><text:span text:style-name="T11">$temp</text:span><text:span text:style-name="T6"> °</text:span><text:span text:style-name="T11">C</text:span></text:p>
      <text:p text:style-name="P29"><text:span text:style-name="T11">- <text:s/></text:span><text:span text:style-name="T6">Атмосферное давление<text:tab/><text:tab/><text:tab/><text:tab/><text:tab/>98,5 </text:span><text:span text:style-name="T11">kPa</text:span></text:p>
      <text:p text:style-name="P29"><text:span text:style-name="T11">- <text:s/></text:span><text:span text:style-name="T6">Относительная влажность воздуха<text:tab/><text:tab/><text:tab/></text:span><text:span text:style-name="T11">$vlag</text:span><text:span text:style-name="T6"> %</text:span></text:p>
      <text:p text:style-name="P29"><text:span text:style-name="T11">- <text:s/></text:span><text:span text:style-name="T6">Радиационный фон<text:tab/><text:tab/><text:tab/><text:tab/><text:tab/></text:span><text:span text:style-name="T11">$bground</text:span><text:span text:style-name="T6"> </text:span><text:span text:style-name="T13">н</text:span><text:span text:style-name="T6">Зв/ч</text:span></text:p>
      <text:p text:style-name="P21">Эталонные средства измерений: </text:p>
      <text:p text:style-name="P22"><text:span text:style-name="T11"><text:s text:c="5"/></text:span><text:span text:style-name="T30">- $facility_src_cs_rus</text:span><text:span text:style-name="T41">;</text:span></text:p>
      <text:p text:style-name="P30">Данные проверки</text:p>
      <text:p text:style-name="P3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B"/>
        <table:table-column table:style-name="Таблица2.C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1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Таблица2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Таблица2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Таблица2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с</text:span><text:span text:style-name="Основной_20_шрифт_20_абзаца"><text:span text:style-name="T37">-1</text:span></text:span><text:span text:style-name="T18">·кБк</text:span><text:span text:style-name="Основной_20_шрифт_20_абзаца"><text:span text:style-name="T37">-1</text:span></text:span></text:p>
          </table:table-cell>
          <table:table-cell table:style-name="Таблица2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  <table:table-cell table:style-name="Таблица2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6">Результаты измерения</text:p>
          </table:table-cell>
          <table:table-cell table:style-name="Таблица2.B3" office:value-type="string">
            <text:p text:style-name="P26">Среднее значение</text:p>
          </table:table-cell>
          <table:table-cell table:style-name="Таблица2.B3" office:value-type="string">
            <text:p text:style-name="P26">Результаты измерения</text:p>
          </table:table-cell>
          <table:table-cell table:style-name="Таблица2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10">$1-11</text:p>
          </table:table-cell>
          <table:table-cell table:style-name="Таблица2.B4" table:number-rows-spanned="5" office:value-type="string">
            <text:p text:style-name="P32">$bg_avr1</text:p>
          </table:table-cell>
          <table:table-cell table:style-name="Таблица2.C4" office:value-type="string">
            <text:p text:style-name="P10">$1-21</text:p>
          </table:table-cell>
          <table:table-cell table:style-name="Таблица2.B4" table:number-rows-spanned="5" office:value-type="string">
            <text:p text:style-name="P14">$sr_avr1</text:p>
          </table:table-cell>
          <table:table-cell table:style-name="Таблица2.B4" table:number-rows-spanned="5" office:value-type="string">
            <text:p text:style-name="P8">$activity</text:p>
          </table:table-cell>
          <table:table-cell table:style-name="Таблица2.B4" table:number-rows-spanned="5" office:value-type="string">
            <text:p text:style-name="P8">$sence1</text:p>
          </table:table-cell>
          <table:table-cell table:style-name="Таблица2.B4" table:number-rows-spanned="5" office:value-type="string">
            <text:p text:style-name="P8">$pogr1</text:p>
          </table:table-cell>
          <table:table-cell table:style-name="Таблица2.H4" table:number-rows-spanned="5" office:value-type="string">
            <text:p text:style-name="P25">± <text:span text:style-name="T22">$pog_delt</text:span></text:p>
          </table:table-cell>
        </table:table-row>
        <table:table-row table:style-name="Таблица2.1">
          <table:table-cell table:style-name="Таблица2.A4" office:value-type="string">
            <text:p text:style-name="P10">$1-12</text:p>
          </table:table-cell>
          <table:covered-table-cell/>
          <table:table-cell table:style-name="Таблица2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10">$1-13</text:p>
          </table:table-cell>
          <table:covered-table-cell/>
          <table:table-cell table:style-name="Таблица2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4" office:value-type="string">
            <text:p text:style-name="P10">$1-14</text:p>
          </table:table-cell>
          <table:covered-table-cell/>
          <table:table-cell table:style-name="Таблица2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8" office:value-type="string">
            <text:p text:style-name="P10">$1-15</text:p>
          </table:table-cell>
          <table:covered-table-cell/>
          <table:table-cell table:style-name="Таблица2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2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t2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t2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2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с</text:span><text:span text:style-name="Основной_20_шрифт_20_абзаца"><text:span text:style-name="T37">-1</text:span></text:span><text:span text:style-name="T18">·кБк</text:span><text:span text:style-name="Основной_20_шрифт_20_абзаца"><text:span text:style-name="T37">-1</text:span></text:span></text:p>
          </table:table-cell>
          <table:table-cell table:style-name="t2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  <table:table-cell table:style-name="t2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</table:table-row>
        <table:table-row table:style-name="t2.1">
          <table:table-cell table:style-name="t2.A3" office:value-type="string">
            <text:p text:style-name="P26">Результаты измерения</text:p>
          </table:table-cell>
          <table:table-cell table:style-name="t2.B3" office:value-type="string">
            <text:p text:style-name="P26">Среднее значение</text:p>
          </table:table-cell>
          <table:table-cell table:style-name="t2.B3" office:value-type="string">
            <text:p text:style-name="P26">Результаты измерения</text:p>
          </table:table-cell>
          <table:table-cell table:style-name="t2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22">$2-</text:span>11</text:p>
          </table:table-cell>
          <table:table-cell table:style-name="t2.B4" table:number-rows-spanned="5" office:value-type="string">
            <text:p text:style-name="P32">$bg_avr2</text:p>
          </table:table-cell>
          <table:table-cell table:style-name="t2.C4" office:value-type="string">
            <text:p text:style-name="P10"><text:span text:style-name="T22">$2-</text:span>21</text:p>
          </table:table-cell>
          <table:table-cell table:style-name="t2.B4" table:number-rows-spanned="5" office:value-type="string">
            <text:p text:style-name="P14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5">± <text:span text:style-name="T22">$pog_delt</text:span></text:p>
          </table:table-cell>
        </table:table-row>
        <table:table-row table:style-name="t2.1">
          <table:table-cell table:style-name="t2.A4" office:value-type="string">
            <text:p text:style-name="P10"><text:span text:style-name="T22">$2-</text:span>12</text:p>
          </table:table-cell>
          <table:covered-table-cell/>
          <table:table-cell table:style-name="t2.C4" office:value-type="string">
            <text:p text:style-name="P9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22">$2-</text:span>13</text:p>
          </table:table-cell>
          <table:covered-table-cell/>
          <table:table-cell table:style-name="t2.C4" office:value-type="string">
            <text:p text:style-name="P9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9">$2-14</text:p>
          </table:table-cell>
          <table:covered-table-cell/>
          <table:table-cell table:style-name="t2.C4" office:value-type="string">
            <text:p text:style-name="P9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<text:span text:style-name="T22">$2-</text:span>15</text:p>
          </table:table-cell>
          <table:covered-table-cell/>
          <table:table-cell table:style-name="t2.C8" office:value-type="string">
            <text:p text:style-name="P10">$<text:span text:style-name="T22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3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t3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t3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3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с</text:span><text:span text:style-name="Основной_20_шрифт_20_абзаца"><text:span text:style-name="T37">-1</text:span></text:span><text:span text:style-name="T18">·кБк</text:span><text:span text:style-name="Основной_20_шрифт_20_абзаца"><text:span text:style-name="T37">-1</text:span></text:span></text:p>
          </table:table-cell>
          <table:table-cell table:style-name="t3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  <table:table-cell table:style-name="t3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</table:table-row>
        <table:table-row table:style-name="t3.1">
          <table:table-cell table:style-name="t3.A3" office:value-type="string">
            <text:p text:style-name="P26">Результаты измерения</text:p>
          </table:table-cell>
          <table:table-cell table:style-name="t3.B3" office:value-type="string">
            <text:p text:style-name="P26">Среднее значение</text:p>
          </table:table-cell>
          <table:table-cell table:style-name="t3.B3" office:value-type="string">
            <text:p text:style-name="P26">Результаты измерения</text:p>
          </table:table-cell>
          <table:table-cell table:style-name="t3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<text:span text:style-name="T22">$3-</text:span>11</text:p>
          </table:table-cell>
          <table:table-cell table:style-name="t3.B4" table:number-rows-spanned="5" office:value-type="string">
            <text:p text:style-name="P32">$bg_avr3</text:p>
          </table:table-cell>
          <table:table-cell table:style-name="t3.C4" office:value-type="string">
            <text:p text:style-name="P10"><text:span text:style-name="T22">$3-</text:span>2<text:span text:style-name="T22">1</text:span></text:p>
          </table:table-cell>
          <table:table-cell table:style-name="t3.B4" table:number-rows-spanned="5" office:value-type="string">
            <text:p text:style-name="P14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5">± <text:span text:style-name="T22">$pog_delt</text:span></text:p>
          </table:table-cell>
        </table:table-row>
        <table:table-row table:style-name="t3.1">
          <table:table-cell table:style-name="t3.A4" office:value-type="string">
            <text:p text:style-name="P9">$3-12</text:p>
          </table:table-cell>
          <table:covered-table-cell/>
          <table:table-cell table:style-name="t3.C4" office:value-type="string">
            <text:p text:style-name="P9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$<text:span text:style-name="T22">3</text:span>-13</text:p>
          </table:table-cell>
          <table:covered-table-cell/>
          <table:table-cell table:style-name="t3.C4" office:value-type="string">
            <text:p text:style-name="P9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9">$3-14</text:p>
          </table:table-cell>
          <table:covered-table-cell/>
          <table:table-cell table:style-name="t3.C4" office:value-type="string">
            <text:p text:style-name="P9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9">$3-15</text:p>
          </table:table-cell>
          <table:covered-table-cell/>
          <table:table-cell table:style-name="t3.C8" office:value-type="string">
            <text:p text:style-name="P9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6"><text:span text:style-name="Основной_20_шрифт_20_абзаца"><text:span text:style-name="T17">Блок детектирования </text:span></text:span><text:span text:style-name="Основной_20_шрифт_20_абзаца"><text:span text:style-name="T3">$type4</text:span></text:span><text:span text:style-name="Основной_20_шрифт_20_абзаца"><text:span text:style-name="T17"> зав.№ </text:span></text:span><text:span text:style-name="Основной_20_шрифт_20_абзаца"><text:span text:style-name="T4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5">Измеренное значение скорости счета фон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t4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8">с</text:span><text:span text:style-name="Основной_20_шрифт_20_абзаца"><text:span text:style-name="T37">-1</text:span></text:span></text:p>
          </table:table-cell>
          <table:covered-table-cell/>
          <table:table-cell table:style-name="t4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4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с</text:span><text:span text:style-name="Основной_20_шрифт_20_абзаца"><text:span text:style-name="T37">-1</text:span></text:span><text:span text:style-name="T18">·кБк</text:span><text:span text:style-name="Основной_20_шрифт_20_абзаца"><text:span text:style-name="T37">-1</text:span></text:span></text:p>
          </table:table-cell>
          <table:table-cell table:style-name="t4.C2" table:number-rows-spanned="2" office:value-type="string">
            <text:p text:style-name="P25">Абсолютная <text:span text:style-name="T22">погрешность</text:span> <text:span text:style-name="T22">чувствитель-ности</text:span> БД</text:p>
            <text:p text:style-name="P27"><text:span text:style-name="T18">Δ=</text:span><text:span text:style-name="T19">$delt</text:span><text:span text:style-name="T18">-</text:span><text:span text:style-name="Основной_20_шрифт_20_абзаца"><text:span text:style-name="T19">S</text:span></text:span><text:span text:style-name="Основной_20_шрифт_20_абзаца"><text:span text:style-name="T40">p</text:span></text:span><text:span text:style-name="T18">, </text:span>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  <table:table-cell table:style-name="t4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9">с</text:span></text:span><text:span text:style-name="Основной_20_шрифт_20_абзаца"><text:span text:style-name="T38">-1</text:span></text:span><text:span text:style-name="Основной_20_шрифт_20_абзаца"><text:span text:style-name="T19">·</text:span></text:span><text:span text:style-name="T18">кБк</text:span><text:span text:style-name="Основной_20_шрифт_20_абзаца"><text:span text:style-name="T37">-1</text:span></text:span></text:p>
          </table:table-cell>
        </table:table-row>
        <table:table-row table:style-name="t4.1">
          <table:table-cell table:style-name="t4.A3" office:value-type="string">
            <text:p text:style-name="P26">Результаты измерения</text:p>
          </table:table-cell>
          <table:table-cell table:style-name="t4.B3" office:value-type="string">
            <text:p text:style-name="P26">Среднее значение</text:p>
          </table:table-cell>
          <table:table-cell table:style-name="t4.B3" office:value-type="string">
            <text:p text:style-name="P26">Результаты измерения</text:p>
          </table:table-cell>
          <table:table-cell table:style-name="t4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<text:span text:style-name="T22">$4-</text:span>11</text:p>
          </table:table-cell>
          <table:table-cell table:style-name="t4.B4" table:number-rows-spanned="5" office:value-type="string">
            <text:p text:style-name="P32">$bg_avr4</text:p>
          </table:table-cell>
          <table:table-cell table:style-name="t4.C4" office:value-type="string">
            <text:p text:style-name="P10">$<text:span text:style-name="T22">4</text:span>-21</text:p>
          </table:table-cell>
          <table:table-cell table:style-name="t4.B4" table:number-rows-spanned="5" office:value-type="string">
            <text:p text:style-name="P14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5">± <text:span text:style-name="T22">$pog_delt</text:span></text:p>
          </table:table-cell>
        </table:table-row>
        <table:table-row table:style-name="t4.1">
          <table:table-cell table:style-name="t4.A4" office:value-type="string">
            <text:p text:style-name="P9">$4-12</text:p>
          </table:table-cell>
          <table:covered-table-cell/>
          <table:table-cell table:style-name="t4.C4" office:value-type="string">
            <text:p text:style-name="P9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$<text:span text:style-name="T22">4</text:span>-13</text:p>
          </table:table-cell>
          <table:covered-table-cell/>
          <table:table-cell table:style-name="t4.C4" office:value-type="string">
            <text:p text:style-name="P10">$<text:span text:style-name="T22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<text:span text:style-name="T22">$4-</text:span>14</text:p>
          </table:table-cell>
          <table:covered-table-cell/>
          <table:table-cell table:style-name="t4.C4" office:value-type="string">
            <text:p text:style-name="P9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9">$4-15</text:p>
          </table:table-cell>
          <table:covered-table-cell/>
          <table:table-cell table:style-name="t4.C8" office:value-type="string">
            <text:p text:style-name="P9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Проверку произвел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0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17">Технический контроль: 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0">(<text:span text:style-name="T24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2T12:17:12.51</dc:date>
    <meta:print-date>2019-04-03T15:18:00</meta:print-date>
    <meta:editing-cycles>159</meta:editing-cycles>
    <meta:editing-duration>PT11H18M20S</meta:editing-duration>
    <meta:generator>OpenOffice/4.1.6$Win32 OpenOffice.org_project/416m1$Build-9790</meta:generator>
    <meta:document-statistic meta:table-count="5" meta:image-count="1" meta:object-count="0" meta:page-count="2" meta:paragraph-count="163" meta:word-count="335" meta:character-count="2678"/>
  </office:meta>
</office:document-meta>
</file>